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2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3">
      <style:text-properties fo:language="ru" fo:country="RU" fo:background-color="#ffff00"/>
    </style:style>
    <style:style style:name="P26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27" style:family="paragraph" style:parent-style-name="Text_20_body">
      <style:text-properties fo:color="#6666ff" fo:language="ru" fo:country="RU" fo:font-style="normal" officeooo:paragraph-rsid="0018fd6c" style:font-style-asian="normal" style:font-style-complex="normal"/>
    </style:style>
    <style:style style:name="P28" style:family="paragraph" style:parent-style-name="Text_20_body">
      <style:text-properties fo:color="#6666ff" fo:language="ru" fo:country="RU" fo:font-style="normal" officeooo:rsid="001bea9e" officeooo:paragraph-rsid="001bea9e" style:font-style-asian="normal" style:font-style-complex="normal"/>
    </style:style>
    <style:style style:name="P29" style:family="paragraph" style:parent-style-name="Heading_20_2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9e1b7"/>
    </style:style>
    <style:style style:name="T5" style:family="text">
      <style:text-properties fo:language="ru" fo:country="RU" officeooo:rsid="001b8c29"/>
    </style:style>
    <style:style style:name="T6" style:family="text">
      <style:text-properties fo:language="ru" fo:country="RU" officeooo:rsid="001c5e38"/>
    </style:style>
    <style:style style:name="T7" style:family="text">
      <style:text-properties fo:color="#0000ff"/>
    </style:style>
    <style:style style:name="T8" style:family="text">
      <style:text-properties fo:color="#0000ff" fo:language="ru" fo:country="RU"/>
    </style:style>
    <style:style style:name="T9" style:family="text">
      <style:text-properties fo:color="#0000ff" fo:language="ru" fo:country="RU" fo:font-style="normal" style:font-style-asian="normal" style:font-style-complex="normal"/>
    </style:style>
    <style:style style:name="T10" style:family="text">
      <style:text-properties fo:color="#0000ff" fo:font-style="italic" style:font-style-asian="italic" style:font-style-complex="italic"/>
    </style:style>
    <style:style style:name="T11" style:family="text">
      <style:text-properties fo:color="#0000ff" fo:font-style="normal" style:font-style-asian="normal" style:font-style-complex="normal"/>
    </style:style>
    <style:style style:name="T12" style:family="text">
      <style:text-properties fo:color="#0000ff" fo:language="en" fo:country="US"/>
    </style:style>
    <style:style style:name="T13" style:family="text">
      <style:text-properties fo:color="#0000ff" fo:language="en" fo:country="US" fo:font-style="italic" style:font-style-asian="italic" style:font-style-complex="italic"/>
    </style:style>
    <style:style style:name="T14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style:use-window-font-color="true" fo:font-style="normal" style:font-style-asian="normal" style:font-style-complex="normal"/>
    </style:style>
    <style:style style:name="T18" style:family="text">
      <style:text-properties style:use-window-font-color="true" fo:language="en" fo:country="US" fo:font-weight="normal" style:font-weight-asian="normal" style:font-weight-complex="normal"/>
    </style:style>
    <style:style style:name="T19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20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1" style:family="text">
      <style:text-properties style:use-window-font-color="true" fo:font-weight="normal" officeooo:rsid="0018fd6c" fo:background-color="transparent" loext:char-shading-value="0" style:font-weight-asian="normal" style:font-weight-complex="normal"/>
    </style:style>
    <style:style style:name="T22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3399ff"/>
    </style:style>
    <style:style style:name="T26" style:family="text">
      <style:text-properties fo:color="#3333ff"/>
    </style:style>
    <style:style style:name="T27" style:family="text">
      <style:text-properties fo:color="#3333ff" fo:language="en" fo:country="US"/>
    </style:style>
    <style:style style:name="T28" style:family="text">
      <style:text-properties fo:color="#3333ff" fo:language="en" fo:country="US" fo:font-style="italic" style:font-style-asian="italic" style:font-style-complex="italic"/>
    </style:style>
    <style:style style:name="T29" style:family="text">
      <style:text-properties fo:color="#3333ff" fo:language="en" fo:country="US" fo:font-weight="normal" style:font-weight-asian="normal" style:font-weight-complex="normal"/>
    </style:style>
    <style:style style:name="T30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31" style:family="text">
      <style:text-properties fo:color="#3333ff" fo:font-weight="normal" fo:background-color="transparent" loext:char-shading-value="0" style:font-weight-asian="normal" style:font-weight-complex="normal"/>
    </style:style>
    <style:style style:name="T32" style:family="text">
      <style:text-properties fo:color="#0066ff"/>
    </style:style>
    <style:style style:name="T33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34" style:family="text">
      <style:text-properties fo:color="#00ccff"/>
    </style:style>
    <style:style style:name="T35" style:family="text">
      <style:text-properties fo:color="#0000cc" fo:language="en" fo:country="US" fo:font-weight="normal" style:font-weight-asian="normal" style:font-weight-complex="normal"/>
    </style:style>
    <style:style style:name="T36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37" style:family="text">
      <style:text-properties fo:color="#0066cc" fo:font-weight="normal" fo:background-color="transparent" loext:char-shading-value="0" style:font-weight-asian="normal" style:font-weight-complex="normal"/>
    </style:style>
    <style:style style:name="T38" style:family="text">
      <style:text-properties fo:language="uk" fo:country="UA"/>
    </style:style>
    <style:style style:name="T39" style:family="text">
      <style:text-properties fo:font-weight="normal" fo:background-color="transparent" loext:char-shading-value="0" style:font-weight-asian="normal" style:font-weight-complex="normal"/>
    </style:style>
    <style:style style:name="T40" style:family="text">
      <style:text-properties fo:font-weight="normal" officeooo:rsid="0018fd6c" fo:background-color="transparent" loext:char-shading-value="0" style:font-weight-asian="normal" style:font-weight-complex="normal"/>
    </style:style>
    <style:style style:name="T41" style:family="text">
      <style:text-properties officeooo:rsid="001833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,187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<text:span text:style-name="T3">9</text:span><text:span text:style-name="T6">6</text:span>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8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23">Electronics “Disappointed”/Gary Jules “Mad World”/Pink Floyd “Another Brick In The Wall”/</text:span><text:span text:style-name="T24">Michael Jackson “Beat It”</text:span></text:p>
      <text:p text:style-name="P9">2. Пробуждение - <text:span text:style-name="T10">Pet Shop Boys “So Hard”, </text:span><text:span text:style-name="T13">Axel F</text:span></text:p>
      <text:p text:style-name="P9">3. Норф - <text:span text:style-name="T10">Dire Straits “Coyote”</text:span></text:p>
      <text:p text:style-name="P15">4. З<text:span text:style-name="T3">аклинание Последнего Шанса. </text:span><text:span text:style-name="T11">Mike Oldfield – Tres Lunas ”To Be Free” (Radio Edit)</text:span></text:p>
      <text:p text:style-name="P16">5. <text:span text:style-name="T15">Нерадивый ученик</text:span></text:p>
      <text:p text:style-name="P15"><text:span text:style-name="T11">6. </text:span><text:span text:style-name="T17">Нерадивый ученик-2</text:span><text:span text:style-name="T11"> </text:span><text:span text:style-name="T9">-Depeche Mode — Painkiller</text:span></text:p>
      <text:p text:style-name="P10">7. Жаркий пикник &lt;<text:span text:style-name="T25">Mylene Farmer — L`Ame-Stram-Gram</text:span>&gt;<text:line-break/>8. Стыд <text:s/>- <text:span text:style-name="T26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32">11.</text:span>Прощание-<text:span text:style-name="T32"> Knopfler —Hill Farmers Blues </text:span><text:span text:style-name="T27">https://www.youtube.com/watch?v=Py9SDdYGFrQ</text:span><text:line-break/><text:span text:style-name="T1">12. Понивилль</text:span></text:p>
      <text:p text:style-name="P10">13. Расследование Твайлайт Спаркл - <text:span text:style-name="T7">Seal «Amazing (T</text:span><text:span text:style-name="T12">hin White Duke Remix)”, </text:span><text:span text:style-name="T34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8">ZZ Top – Gimme all your lovin, Mothley Crue – Kick Start My Heart</text:span></text:p>
      <text:p text:style-name="P13"><text:span text:style-name="T27">17. Деградация -</text:span><text:span text:style-name="T18"> </text:span><text:span text:style-name="T35">David Bowie - Lets Dance, Roxette – Queen of rain, </text:span><text:span text:style-name="T29">Metallica-Enter Sandman</text:span></text:p>
      <text:p text:style-name="P13">18. Филлидельфия - <text:span text:style-name="T29">Kiss – I Was Made For Lovin’ You, </text:span><text:bookmark text:name="eow-title"/><text:span text:style-name="T33">Haddaway - What is love </text:span></text:p>
      <text:p text:style-name="P13">19. Фейс-контроль- <text:span text:style-name="T19">&lt;</text:span><text:span text:style-name="T30">Mothley Crue – Cickstart my heart</text:span><text:span text:style-name="T19">&gt;</text:span></text:p>
      <text:p text:style-name="P13">20. Большое Откровение - <text:span text:style-name="T19">&lt;</text:span><text:span text:style-name="T30">Mission Impossible theme</text:span><text:span text:style-name="T19">&gt;</text:span></text:p>
      <text:p text:style-name="P13">21. Поединок с Луной</text:p>
      <text:p text:style-name="P13">22. Лучший Гранд Галопин Гала в истории - <text:span text:style-name="T14">Bee Gees – You Should Be dancing, INXS – Suicide blonde, </text:span><text:span text:style-name="T36">Ace Enders – million different people</text:span></text:p>
      <text:p text:style-name="P20">23. Летающий замок</text:p>
      <text:p text:style-name="P20">24. Навсегда. И всегда. <text:span text:style-name="T1">- Mylene Farmer ?</text:span></text:p>
      <text:p text:style-name="P13"><text:span text:style-name="T37">25. Осколки. - </text:span><text:span text:style-name="T30">Electric Light Orchestra – Sorrow about to fall</text:span></text:p>
      <text:p text:style-name="P13"><text:span text:style-name="T30">26. Терра. <text:tab/></text:span><text:span text:style-name="T31">Воскресенье</text:span><text:span text:style-name="T30">- </text:span><text:span text:style-name="T39">Bowie — Ashes to ashes</text:span><text:span text:style-name="T20">.</text:span></text:p>
      <text:p text:style-name="P27"><text:span text:style-name="T20"><text:tab/><text:tab/></text:span><text:span text:style-name="T21">Понедельник - &lt;</text:span><text:span text:style-name="T40">Michael Jackson — Get out of my mind</text:span><text:span text:style-name="T21">&gt;</text:span></text:p>
      <text:p text:style-name="P28">27. Терра.</text:p>
      <text:p text:style-name="P28"><text:tab/><text:tab/>Вторник- &lt;<text:span text:style-name="T32">Mike Oldfield — The Top Of The Morning</text:span>&gt;</text:p>
      <text:p text:style-name="P13"><text:soft-page-break/></text:p>
      <text:p text:style-name="P13">Roxette - Crush On You, How Do You Do, <text:span text:style-name="T41">Riders In The Sky</text:span></text:p>
      <text:p text:style-name="P13">Synthis — Empty Skies</text:p>
      <text:p text:style-name="P13"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5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19">Mike Oldfield — Nighshade, Outcast, Top Of The Morning, Secrets, Altered State, Weightless, Voyager</text:p>
      <text:p text:style-name="P19">Michael Jackson — This Time Around, You Rock My World</text:p>
      <text:p text:style-name="P19">Mothley Crue — Kickstart My Heart</text:p>
      <text:p text:style-name="P19">Nirvana — Come As You Are</text:p>
      <text:p text:style-name="P12"/>
      <text:p text:style-name="P12"/>
      <text:p text:style-name="P11"/>
      <text:p text:style-name="P1"><text:span text:style-name="T16">&lt;</text:span><text:span text:style-name="T22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6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<text:soft-page-break/>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/>
      <text:h text:style-name="P29" text:outline-level="2"/>
      <text:h text:style-name="Heading_20_2" text:outline-level="2">Идеи</text:h>
      <text:list xml:id="list580942155673049891" text:style-name="L1">
        <text:list-item>
          <text:p text:style-name="P21">Книги:</text:p>
        </text:list-item>
      </text:list>
      <text:list xml:id="list7831590693362298223" text:style-name="L2">
        <text:list-item>
          <text:p text:style-name="P22">«Великие грифоны прошлого» - из канона (5<text:span text:style-name="T1">s8e)</text:span></text:p>
        </text:list-item>
        <text:list-item>
          <text:p text:style-name="P22">«Высшие заклинания в повседневном использовании: от песчинки до дворца»</text:p>
        </text:list-item>
        <text:list-item>
          <text:p text:style-name="P23">«Малоизвестные аспекты магии трансформаций»</text:p>
        </text:list-item>
        <text:list-item>
          <text:p text:style-name="P22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2">Дасти Вейфарер «Зебрианская культура, быт и фольклор»</text:p>
        </text:list-item>
        <text:list-item>
          <text:p text:style-name="P22">«Краткая история Эквестрии»</text:p>
        </text:list-item>
        <text:list-item>
          <text:p text:style-name="P22">«Шедевры архитектуры Эквестрии» с разделом о Кантерлотском Королевском Дворце</text:p>
        </text:list-item>
        <text:list-item>
          <text:p text:style-name="P22">«Великие дела и великие чары». Страница 893: …</text:p>
        </text:list-item>
        <text:list-item>
          <text:p text:style-name="P22">«<text:span text:style-name="T2">Природа Проклятий</text:span>» - обмен</text:p>
        </text:list-item>
        <text:list-item>
          <text:p text:style-name="P22"><text:span text:style-name="T2">«Магия для Чайников»</text:span> - обмен</text:p>
        </text:list-item>
        <text:list-item>
          <text:p text:style-name="P22"><text:span text:style-name="T2">«Энциклопедия Арканум»</text:span> - обмен</text:p>
        </text:list-item>
        <text:list-item>
          <text:p text:style-name="P22">«О Гейсах» - обмен</text:p>
        </text:list-item>
        <text:list-item>
          <text:p text:style-name="P22">«<text:span text:style-name="T2">Тайны Тайных Наук</text:span>» - обмен</text:p>
        </text:list-item>
        <text:list-item>
          <text:p text:style-name="P23">«Основы Заклятий» - обмен</text:p>
        </text:list-item>
        <text:list-item>
          <text:p text:style-name="P22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3764589749160202464" text:style-name="L3">
        <text:list-item>
          <text:p text:style-name="P2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5"><text:soft-page-break/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4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4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4">Около 820-ти лет назад будущий маг Лайтнинг Стар поступил на обучение к наставнику Тииспоту</text:p>
        </text:list-item>
        <text:list-item>
          <text:p text:style-name="P24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4">У Селестии грива и хвост развеваются и переливаются от магического шампуня</text:p>
        </text:list-item>
        <text:list-item>
          <text:p text:style-name="P24">Тело Селестии очень крепкое — может выдержать несколько тонн земли</text:p>
        </text:list-item>
        <text:list-item>
          <text:p text:style-name="P24">Дискорд намного старше принцесс, его магия сильнее ихней на голову</text:p>
        </text:list-item>
        <text:list-item>
          <text:p text:style-name="P24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4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4">Самый главный враг сестёр и Дискорда — скука</text:p>
        </text:list-item>
        <text:list-item>
          <text:p text:style-name="P24">В Эквестрии на одного жеребца приходится четыре - пять кобыл</text:p>
        </text:list-item>
        <text:list-item>
          <text:p text:style-name="P2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4">Кроме Дискорда, старше сестёр ещё старейшина драконов</text:p>
        </text:list-item>
        <text:list-item>
          <text:p text:style-name="P24">Кэйденс не прожила и 60-ти лет и является низкорожденной</text:p>
        </text:list-item>
        <text:list-item>
          <text:p text:style-name="P2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4">Народ тихо фигел от нововведений и с ещё большим ожесточением продолжал делать по-своему</text:p>
        </text:list-item>
        <text:list-item>
          <text:p text:style-name="P24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4">Когда пони женятся, они обмениваются ножными браслетами</text:p>
        </text:list-item>
        <text:list-item>
          <text:p text:style-name="P24">Светилами, кроме сестёр, могут управлять единороги (группы), Дискорд, Твайлайт и Старсвирл</text:p>
        </text:list-item>
        <text:list-item>
          <text:p text:style-name="P24"><text:soft-page-break/>Королева Кризалис — правительница Зелёной Долины</text:p>
        </text:list-item>
        <text:list-item>
          <text:p text:style-name="P24">Мать Луны и Селестии — аликорн Лорен. Мать Дискорда — Алиса (пони-человек)</text:p>
        </text:list-item>
        <text:list-item>
          <text:p text:style-name="P24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7-21T20:39:28.501570162</dc:date>
    <meta:editing-duration>P12DT4H11M51S</meta:editing-duration>
    <meta:editing-cycles>400</meta:editing-cycles>
    <meta:generator>LibreOffice/5.1.6.2$Linux_X86_64 LibreOffice_project/10m0$Build-2</meta:generator>
    <meta:document-statistic meta:table-count="0" meta:image-count="0" meta:object-count="0" meta:page-count="5" meta:paragraph-count="118" meta:word-count="1296" meta:character-count="8788" meta:non-whitespace-character-count="7566"/>
  </office:meta>
</office:document-meta>
</file>